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" style:font-name-complex="Verdana" style:language-complex="ar" style:country-complex="SA"/>
    </style:style>
    <style:style style:name="P44" style:parent-style-name="Standarduser" style:family="paragraph">
      <style:paragraph-properties fo:line-height="150%"/>
      <style:text-properties style:font-name="Verdana" style:font-name-complex="Verdana" fo:font-weight="bold" style:font-weight-asian="bold" fo:font-size="10pt" style:font-size-asian="10pt" style:font-size-complex="10pt"/>
    </style:style>
    <style:style style:name="P45" style:parent-style-name="Standarduser" style:family="paragraph">
      <style:paragraph-properties fo:text-align="justify" fo:line-height="150%"/>
    </style:style>
    <style:style style:name="T46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47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4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49" style:parent-style-name="Ref.decomentário" style:family="text">
      <style:text-properties style:font-name="Calibri" style:font-name-asian="Calibri" style:letter-kerning="false"/>
    </style:style>
    <style:style style:name="T50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5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5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53" style:parent-style-name="Ref.decomentário" style:family="text">
      <style:text-properties style:font-name="Calibri" style:font-name-asian="Calibri" style:letter-kerning="false"/>
    </style:style>
    <style:style style:name="T5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5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56" style:parent-style-name="Ref.decomentário" style:family="text">
      <style:text-properties style:font-name="Calibri" style:font-name-asian="Calibri" style:letter-kerning="false"/>
    </style:style>
    <style:style style:name="T57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5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59" style:parent-style-name="Standarduser" style:family="paragraph">
      <style:paragraph-properties fo:line-height="150%"/>
    </style:style>
    <style:style style:name="T60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6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62" style:parent-style-name="Standarduser" style:family="paragraph">
      <style:paragraph-properties fo:text-align="justify" fo:line-height="150%"/>
    </style:style>
    <style:style style:name="T63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6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6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66" style:parent-style-name="Standarduser" style:family="paragraph">
      <style:paragraph-properties fo:text-align="justify" fo:line-height="150%"/>
    </style:style>
    <style:style style:name="T6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6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6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70" style:parent-style-name="Standarduser" style:family="paragraph">
      <style:paragraph-properties fo:text-align="justify" fo:line-height="150%"/>
    </style:style>
    <style:style style:name="T7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7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73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74" style:parent-style-name="Standarduser" style:family="paragraph">
      <style:paragraph-properties fo:text-align="justify" fo:line-height="150%"/>
      <style:text-properties style:font-name="Verdana" style:font-name-complex="Verdana" fo:font-weight="bold" style:font-weight-asian="bold" fo:font-size="10pt" style:font-size-asian="10pt" style:font-size-complex="10pt"/>
    </style:style>
    <style:style style:name="P75" style:parent-style-name="Standarduser" style:family="paragraph">
      <style:paragraph-properties fo:text-align="justify" fo:line-height="150%"/>
    </style:style>
    <style:style style:name="T76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77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78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79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80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81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82" style:parent-style-name="Standarduser" style:family="paragraph">
      <style:paragraph-properties fo:text-align="justify" fo:line-height="150%"/>
    </style:style>
    <style:style style:name="T8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8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85" style:parent-style-name="Ref.decomentário" style:family="text">
      <style:text-properties style:font-name="Calibri" style:font-name-asian="Calibri" style:letter-kerning="false"/>
    </style:style>
    <style:style style:name="T86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87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88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89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90" style:parent-style-name="Standarduser" style:family="paragraph">
      <style:paragraph-properties fo:text-align="justify" fo:line-height="150%"/>
      <style:text-properties style:font-name="Verdana" style:font-name-complex="Verdana" fo:font-weight="bold" style:font-weight-asian="bold" fo:font-size="10pt" style:font-size-asian="10pt" style:font-size-complex="10pt"/>
    </style:style>
    <style:style style:name="P91" style:parent-style-name="Standarduser" style:family="paragraph">
      <style:paragraph-properties fo:text-align="justify" fo:line-height="150%"/>
    </style:style>
    <style:style style:name="T92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9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9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95" style:parent-style-name="Standarduser" style:family="paragraph">
      <style:paragraph-properties fo:text-align="justify" fo:line-height="150%"/>
    </style:style>
    <style:style style:name="T96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97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9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99" style:parent-style-name="Standarduser" style:family="paragraph">
      <style:paragraph-properties fo:text-align="justify" fo:line-height="150%"/>
    </style:style>
    <style:style style:name="T100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0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02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103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104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105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106" style:parent-style-name="Standarduser" style:family="paragraph">
      <style:paragraph-properties fo:text-align="justify" fo:line-height="150%"/>
    </style:style>
    <style:style style:name="T10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0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0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10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1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12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1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14" style:parent-style-name="Standarduser" style:family="paragraph">
      <style:paragraph-properties fo:text-align="justify" fo:line-height="150%"/>
    </style:style>
    <style:style style:name="T115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16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11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 fo:background-color="#FFFF00"/>
    </style:style>
    <style:style style:name="T118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119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 fo:background-color="#FFFF00"/>
    </style:style>
    <style:style style:name="T120" style:parent-style-name="Ref.decomentário" style:family="text">
      <style:text-properties style:font-name="Calibri" style:font-name-asian="Calibri" style:letter-kerning="false"/>
    </style:style>
    <style:style style:name="T121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12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23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2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25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26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27" style:parent-style-name="Standarduser" style:family="paragraph">
      <style:paragraph-properties fo:text-align="justify" fo:line-height="150%"/>
    </style:style>
    <style:style style:name="T128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29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30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3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3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33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3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35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36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3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3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3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40" style:parent-style-name="Standarduser" style:family="paragraph">
      <style:paragraph-properties fo:text-align="justify" fo:line-height="150%"/>
    </style:style>
    <style:style style:name="T14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4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4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44" style:parent-style-name="Ref.decomentário" style:family="text">
      <style:text-properties style:font-name="Calibri" style:font-name-asian="Calibri" style:letter-kerning="false"/>
    </style:style>
    <style:style style:name="T14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46" style:parent-style-name="Standarduser" style:family="paragraph">
      <style:paragraph-properties fo:text-align="justify" fo:line-height="150%"/>
    </style:style>
    <style:style style:name="T14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48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149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150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51" style:parent-style-name="Standarduser" style:family="paragraph">
      <style:paragraph-properties fo:text-align="justify" fo:line-height="150%"/>
    </style:style>
    <style:style style:name="T152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5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54" style:parent-style-name="Standarduser" style:family="paragraph">
      <style:paragraph-properties fo:text-align="justify" fo:line-height="150%"/>
    </style:style>
    <style:style style:name="T155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56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57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58" style:parent-style-name="Standarduser" style:family="paragraph">
      <style:paragraph-properties fo:text-align="justify" fo:line-height="150%"/>
    </style:style>
    <style:style style:name="T159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60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61" style:parent-style-name="Standarduser" style:family="paragraph">
      <style:paragraph-properties fo:text-align="justify" fo:line-height="150%"/>
    </style:style>
    <style:style style:name="T162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6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6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65" style:parent-style-name="Standarduser" style:family="paragraph">
      <style:paragraph-properties fo:text-align="justify" fo:line-height="150%"/>
    </style:style>
    <style:style style:name="T166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67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68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6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70" style:parent-style-name="Standarduser" style:family="paragraph">
      <style:paragraph-properties fo:text-align="justify" fo:line-height="150%"/>
    </style:style>
    <style:style style:name="T17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7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73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7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7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76" style:parent-style-name="Standarduser" style:family="paragraph">
      <style:paragraph-properties fo:text-align="justify" fo:line-height="150%"/>
    </style:style>
    <style:style style:name="T17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7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79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80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8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82" style:parent-style-name="Standarduser" style:family="paragraph">
      <style:paragraph-properties fo:text-align="justify" fo:line-height="150%"/>
    </style:style>
    <style:style style:name="T183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8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85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86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87" style:parent-style-name="Standarduser" style:family="paragraph">
      <style:paragraph-properties fo:text-align="justify" fo:line-height="150%"/>
    </style:style>
    <style:style style:name="T188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8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90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9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92" style:parent-style-name="Standarduser" style:family="paragraph">
      <style:paragraph-properties fo:text-align="justify" fo:line-height="150%"/>
    </style:style>
    <style:style style:name="T193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9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95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196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197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198" style:parent-style-name="Standarduser" style:family="paragraph">
      <style:paragraph-properties fo:text-align="justify" fo:line-height="150%"/>
    </style:style>
    <style:style style:name="T199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00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01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202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203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204" style:parent-style-name="Standarduser" style:family="paragraph">
      <style:paragraph-properties fo:text-align="justify" fo:line-height="150%"/>
    </style:style>
    <style:style style:name="T205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06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07" style:parent-style-name="Standarduser" style:family="paragraph">
      <style:paragraph-properties fo:text-align="justify" fo:line-height="150%"/>
    </style:style>
    <style:style style:name="T208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0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10" style:parent-style-name="Standarduser" style:family="paragraph">
      <style:paragraph-properties fo:text-align="justify" fo:line-height="150%"/>
    </style:style>
    <style:style style:name="T21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12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1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14" style:parent-style-name="Standarduser" style:family="paragraph">
      <style:paragraph-properties fo:text-align="justify" fo:line-height="150%"/>
    </style:style>
    <style:style style:name="T21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16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17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1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19" style:parent-style-name="Standarduser" style:family="paragraph">
      <style:paragraph-properties fo:text-align="justify" fo:line-height="150%"/>
    </style:style>
    <style:style style:name="T220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21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P222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 fo:background-color="#FFFF00"/>
    </style:style>
    <style:style style:name="P223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 fo:background-color="#FFFF00"/>
    </style:style>
    <style:style style:name="P224" style:parent-style-name="Standarduser" style:family="paragraph">
      <style:paragraph-properties fo:text-align="justify" fo:line-height="150%" fo:margin-left="0.4895in">
        <style:tab-stops/>
      </style:paragraph-properties>
    </style:style>
    <style:style style:name="T22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26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27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28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2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30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31" style:parent-style-name="Standarduser" style:family="paragraph">
      <style:paragraph-properties fo:text-align="justify" fo:line-height="150%"/>
    </style:style>
    <style:style style:name="T232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3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3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35" style:parent-style-name="Standarduser" style:family="paragraph">
      <style:paragraph-properties fo:text-align="justify" fo:line-height="150%"/>
    </style:style>
    <style:style style:name="T236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37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238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239" style:parent-style-name="Ref.decomentário" style:family="text">
      <style:text-properties style:font-name="Calibri" style:font-name-asian="Calibri" style:letter-kerning="false"/>
    </style:style>
    <style:style style:name="T240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P241" style:parent-style-name="Standarduser" style:family="paragraph">
      <style:paragraph-properties fo:text-align="justify" fo:line-height="150%"/>
    </style:style>
    <style:style style:name="T242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4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4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45" style:parent-style-name="Standarduser" style:family="paragraph">
      <style:paragraph-properties fo:text-align="justify" fo:line-height="150%"/>
    </style:style>
    <style:style style:name="T246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47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24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4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50" style:parent-style-name="Standarduser" style:family="paragraph">
      <style:paragraph-properties fo:text-align="justify" fo:line-height="150%"/>
    </style:style>
    <style:style style:name="T25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5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53" style:parent-style-name="Standarduser" style:family="paragraph">
      <style:paragraph-properties fo:text-align="justify" fo:line-height="150%"/>
    </style:style>
    <style:style style:name="T254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5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56" style:parent-style-name="Standarduser" style:family="paragraph">
      <style:paragraph-properties fo:text-align="justify" fo:line-height="150%"/>
    </style:style>
    <style:style style:name="T25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58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59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P260" style:parent-style-name="Standarduser" style:family="paragraph">
      <style:paragraph-properties fo:text-align="justify" fo:line-height="150%"/>
    </style:style>
    <style:style style:name="T261" style:parent-style-name="Fonteparág.padrão" style:family="text">
      <style:text-properties style:font-name="Verdana" style:font-name-complex="Verdana" fo:font-weight="bold" style:font-weight-asian="bold" fo:color="#000000" fo:font-size="10pt" style:font-size-asian="10pt" style:font-size-complex="10pt"/>
    </style:style>
    <style:style style:name="T262" style:parent-style-name="Fonteparág.padrão" style:family="text">
      <style:text-properties style:font-name="Verdana" style:font-name-complex="Verdana" fo:color="#000000" fo:font-size="10pt" style:font-size-asian="10pt" style:font-size-complex="10pt"/>
    </style:style>
    <style:style style:name="T263" style:parent-style-name="Fonteparág.padrão" style:family="text">
      <style:text-properties style:font-name="Verdana" style:font-name-complex="Verdana" fo:color="#000000" fo:font-size="10pt" style:font-size-asian="10pt" style:font-size-complex="10pt"/>
    </style:style>
    <style:style style:name="T264" style:parent-style-name="Fonteparág.padrão" style:family="text">
      <style:text-properties style:font-name="Verdana" style:font-name-complex="Verdana" fo:color="#C9211E" fo:font-size="10pt" style:font-size-asian="10pt" style:font-size-complex="10pt"/>
    </style:style>
    <style:style style:name="T26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66" style:parent-style-name="Standarduser" style:family="paragraph">
      <style:paragraph-properties fo:text-align="justify" fo:line-height="150%"/>
    </style:style>
    <style:style style:name="T26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6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6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70" style:parent-style-name="Standarduser" style:family="paragraph">
      <style:paragraph-properties fo:text-align="justify" fo:line-height="150%"/>
    </style:style>
    <style:style style:name="T27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7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73" style:parent-style-name="Standarduser" style:family="paragraph">
      <style:paragraph-properties fo:text-align="justify" fo:line-height="150%"/>
    </style:style>
    <style:style style:name="T274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75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P276" style:parent-style-name="Standarduser" style:family="paragraph">
      <style:paragraph-properties fo:text-align="justify" fo:line-height="150%"/>
    </style:style>
    <style:style style:name="T27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78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279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P280" style:parent-style-name="Standarduser" style:family="paragraph">
      <style:paragraph-properties fo:text-align="justify" fo:line-height="150%"/>
    </style:style>
    <style:style style:name="T28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8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8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84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285" style:parent-style-name="Standarduser" style:family="paragraph">
      <style:paragraph-properties fo:text-align="justify" fo:line-height="150%"/>
      <style:text-properties style:font-name="Verdana" style:font-name-complex="Verdana" fo:font-weight="bold" style:font-weight-asian="bold" fo:color="#C9211E" fo:font-size="10pt" style:font-size-asian="10pt" style:font-size-complex="10pt"/>
    </style:style>
    <style:style style:name="P286" style:parent-style-name="Standarduser" style:family="paragraph">
      <style:paragraph-properties fo:text-align="justify" fo:line-height="150%"/>
    </style:style>
    <style:style style:name="T28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8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8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90" style:parent-style-name="Standarduser" style:family="paragraph">
      <style:paragraph-properties fo:text-align="justify" fo:line-height="150%"/>
    </style:style>
    <style:style style:name="T29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9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9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94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P295" style:parent-style-name="Standarduser" style:family="paragraph">
      <style:paragraph-properties fo:text-align="justify" fo:line-height="150%"/>
    </style:style>
    <style:style style:name="T296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297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29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299" style:parent-style-name="Standarduser" style:family="paragraph">
      <style:paragraph-properties fo:text-align="justify" fo:line-height="150%"/>
    </style:style>
    <style:style style:name="T300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0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02" style:parent-style-name="Standarduser" style:family="paragraph">
      <style:paragraph-properties fo:text-align="justify" fo:line-height="150%"/>
    </style:style>
    <style:style style:name="T303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04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30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06" style:parent-style-name="Standarduser" style:family="paragraph">
      <style:paragraph-properties fo:text-align="justify" fo:line-height="150%"/>
    </style:style>
    <style:style style:name="T30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08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P309" style:parent-style-name="Standarduser" style:family="paragraph">
      <style:paragraph-properties fo:text-align="justify" fo:line-height="150%"/>
    </style:style>
    <style:style style:name="T310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1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31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13" style:parent-style-name="Standarduser" style:family="paragraph">
      <style:paragraph-properties fo:text-align="justify" fo:line-height="150%"/>
    </style:style>
    <style:style style:name="T314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1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16" style:parent-style-name="Standarduser" style:family="paragraph">
      <style:paragraph-properties fo:text-align="justify" fo:line-height="150%"/>
    </style:style>
    <style:style style:name="T31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18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319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P320" style:parent-style-name="Standarduser" style:family="paragraph">
      <style:paragraph-properties fo:text-align="justify" fo:line-height="150%"/>
    </style:style>
    <style:style style:name="T32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2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323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24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2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26" style:parent-style-name="Standarduser" style:family="paragraph">
      <style:paragraph-properties fo:text-align="justify" fo:line-height="150%"/>
    </style:style>
    <style:style style:name="T32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2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32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30" style:parent-style-name="Standarduser" style:family="paragraph">
      <style:paragraph-properties fo:text-align="justify" fo:line-height="150%"/>
    </style:style>
    <style:style style:name="T33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3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33" style:parent-style-name="Standarduser" style:family="paragraph">
      <style:paragraph-properties fo:text-align="justify" fo:line-height="150%"/>
    </style:style>
    <style:style style:name="T334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3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336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37" style:parent-style-name="Standarduser" style:family="paragraph">
      <style:paragraph-properties fo:text-align="justify" fo:line-height="150%"/>
    </style:style>
    <style:style style:name="T338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3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40" style:parent-style-name="Standarduser" style:family="paragraph">
      <style:paragraph-properties fo:text-align="justify" fo:line-height="150%"/>
    </style:style>
    <style:style style:name="T34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4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34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44" style:parent-style-name="Standarduser" style:family="paragraph">
      <style:paragraph-properties fo:text-align="justify" fo:line-height="150%"/>
    </style:style>
    <style:style style:name="T345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46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47" style:parent-style-name="Standarduser" style:family="paragraph">
      <style:paragraph-properties fo:text-align="justify" fo:line-height="150%"/>
    </style:style>
    <style:style style:name="T348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4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50" style:parent-style-name="Standarduser" style:family="paragraph">
      <style:paragraph-properties fo:text-align="justify" fo:line-height="150%"/>
    </style:style>
    <style:style style:name="T35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5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35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54" style:parent-style-name="Standarduser" style:family="paragraph">
      <style:paragraph-properties fo:text-align="justify" fo:line-height="150%"/>
    </style:style>
    <style:style style:name="T355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56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357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 fo:background-color="#FFFF00"/>
    </style:style>
    <style:style style:name="T358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359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P360" style:parent-style-name="Standarduser" style:family="paragraph">
      <style:paragraph-properties fo:text-align="justify" fo:line-height="150%"/>
    </style:style>
    <style:style style:name="T36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6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36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64" style:parent-style-name="Standarduser" style:family="paragraph">
      <style:paragraph-properties fo:text-align="justify" fo:line-height="150%"/>
    </style:style>
    <style:style style:name="T365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66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367" style:parent-style-name="Fonteparág.padrão" style:family="text">
      <style:text-properties style:font-name="Verdana" style:font-name-complex="Verdana" fo:font-weight="bold" style:font-weight-asian="bold" style:font-weight-complex="bold" fo:font-size="10pt" style:font-size-asian="10pt" style:font-size-complex="10pt" fo:background-color="#FFFF00"/>
    </style:style>
    <style:style style:name="T368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P369" style:parent-style-name="Standarduser" style:family="paragraph">
      <style:paragraph-properties fo:text-align="justify" fo:line-height="150%"/>
    </style:style>
    <style:style style:name="T370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7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37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73" style:parent-style-name="Standarduser" style:family="paragraph">
      <style:paragraph-properties fo:text-align="justify" fo:line-height="150%"/>
    </style:style>
    <style:style style:name="T374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75" style:parent-style-name="Fonteparág.padrão" style:family="text">
      <style:text-properties style:font-name="Verdana" style:font-name-complex="Verdana" fo:font-weight="bold" style:font-weight-asian="bold" style:font-weight-complex="bold" fo:color="#C9211E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376" style:parent-style-name="Fonteparág.padrão" style:family="text">
      <style:text-properties style:font-name="Verdana" style:font-name-complex="Verdana" fo:font-weight="bold" style:font-weight-asian="bold" style:font-weight-complex="bold" fo:color="#C9211E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P377" style:parent-style-name="Standarduser" style:family="paragraph">
      <style:paragraph-properties fo:text-align="justify" fo:line-height="150%"/>
    </style:style>
    <style:style style:name="T378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7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380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81" style:parent-style-name="Standarduser" style:family="paragraph">
      <style:paragraph-properties fo:text-align="justify" fo:line-height="150%"/>
    </style:style>
    <style:style style:name="T382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83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84" style:parent-style-name="Standarduser" style:family="paragraph">
      <style:paragraph-properties fo:text-align="justify" fo:line-height="150%"/>
    </style:style>
    <style:style style:name="T385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86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387" style:parent-style-name="Standarduser" style:family="paragraph">
      <style:paragraph-properties fo:text-align="justify" fo:line-height="150%"/>
    </style:style>
    <style:style style:name="T388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89" style:parent-style-name="Fonteparág.padrão" style:family="text">
      <style:text-properties style:font-name="Verdana" style:font-name-complex="Verdana" fo:font-weight="bold" style:font-weight-asian="bold" style:font-weight-complex="bold" fo:color="#C9211E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390" style:parent-style-name="Fonteparág.padrão" style:family="text">
      <style:text-properties style:font-name="Verdana" style:font-name-complex="Verdana" fo:font-weight="bold" style:font-weight-asian="bold" style:font-weight-complex="bold" fo:color="#C9211E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P391" style:parent-style-name="Standarduser" style:family="paragraph">
      <style:paragraph-properties fo:text-align="justify" fo:line-height="150%"/>
    </style:style>
    <style:style style:name="T392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93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P394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 fo:background-color="#FFFF00"/>
    </style:style>
    <style:style style:name="P395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 fo:background-color="#FFFF00"/>
    </style:style>
    <style:style style:name="P396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 fo:background-color="#FFFF00"/>
    </style:style>
    <style:style style:name="P397" style:parent-style-name="Standarduser" style:family="paragraph">
      <style:paragraph-properties fo:text-align="justify" fo:line-height="150%"/>
    </style:style>
    <style:style style:name="T398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399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T400" style:parent-style-name="Fonteparág.padrão" style:family="text">
      <style:text-properties style:font-name="Verdana" style:font-name-complex="Verdana" fo:font-size="10pt" style:font-size-asian="10pt" style:font-size-complex="10pt" fo:background-color="#FFFF00"/>
    </style:style>
    <style:style style:name="P401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02" style:parent-style-name="Standarduser" style:family="paragraph">
      <style:paragraph-properties fo:text-align="justify" fo:line-height="150%"/>
      <style:text-properties style:font-name="Verdana" style:font-name-complex="Verdana" fo:font-weight="bold" style:font-weight-asian="bold" fo:font-size="10pt" style:font-size-asian="10pt" style:font-size-complex="10pt"/>
    </style:style>
    <style:style style:name="P403" style:parent-style-name="Standarduser" style:family="paragraph">
      <style:paragraph-properties fo:text-align="justify" fo:line-height="150%"/>
    </style:style>
    <style:style style:name="T404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40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406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07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08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09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10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11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12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13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14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15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16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17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18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19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20" style:parent-style-name="Standarduser" style:family="paragraph">
      <style:paragraph-properties fo:text-align="justify" fo:line-height="150%" fo:margin-left="0.4916in">
        <style:tab-stops/>
      </style:paragraph-properties>
      <style:text-properties style:font-name="Verdana" style:font-name-complex="Verdana" fo:font-size="10pt" style:font-size-asian="10pt" style:font-size-complex="10pt"/>
    </style:style>
    <style:style style:name="P421" style:parent-style-name="Standarduser" style:family="paragraph">
      <style:paragraph-properties fo:text-align="justify" fo:line-height="150%" fo:margin-left="0.4916in">
        <style:tab-stops/>
      </style:paragraph-properties>
      <style:text-properties style:font-name="Verdana" style:font-name-complex="Verdana" fo:font-size="10pt" style:font-size-asian="10pt" style:font-size-complex="10pt"/>
    </style:style>
    <style:style style:name="P422" style:parent-style-name="Standarduser" style:family="paragraph">
      <style:paragraph-properties fo:text-align="justify" fo:line-height="150%" fo:margin-left="0.4916in">
        <style:tab-stops/>
      </style:paragraph-properties>
      <style:text-properties style:font-name="Verdana" style:font-name-complex="Verdana" fo:font-size="10pt" style:font-size-asian="10pt" style:font-size-complex="10pt"/>
    </style:style>
    <style:style style:name="P423" style:parent-style-name="Standarduser" style:family="paragraph">
      <style:paragraph-properties fo:text-align="justify" fo:line-height="150%" fo:margin-left="0.4916in">
        <style:tab-stops/>
      </style:paragraph-properties>
      <style:text-properties style:font-name="Verdana" style:font-name-complex="Verdana" fo:font-size="10pt" style:font-size-asian="10pt" style:font-size-complex="10pt"/>
    </style:style>
    <style:style style:name="P424" style:parent-style-name="Standarduser" style:family="paragraph">
      <style:paragraph-properties fo:text-align="justify" fo:line-height="150%" fo:margin-left="0.4916in">
        <style:tab-stops/>
      </style:paragraph-properties>
      <style:text-properties style:font-name="Verdana" style:font-name-complex="Verdana" fo:font-size="10pt" style:font-size-asian="10pt" style:font-size-complex="10pt"/>
    </style:style>
    <style:style style:name="P425" style:parent-style-name="Standarduser" style:family="paragraph">
      <style:paragraph-properties fo:text-align="justify" fo:line-height="150%"/>
    </style:style>
    <style:style style:name="T426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42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42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429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30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31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32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33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34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35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36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37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38" style:parent-style-name="Standarduser" style:family="paragraph">
      <style:paragraph-properties fo:text-align="justify" fo:line-height="150%"/>
    </style:style>
    <style:style style:name="T439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440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441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42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43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44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45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46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47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48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49" style:parent-style-name="Standarduser" style:family="paragraph">
      <style:paragraph-properties fo:text-align="justify" fo:line-height="150%"/>
    </style:style>
    <style:style style:name="T450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45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452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53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54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55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56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57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58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59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60" style:parent-style-name="Standarduser" style:family="paragraph">
      <style:paragraph-properties fo:text-align="justify" fo:line-height="150%"/>
    </style:style>
    <style:style style:name="T46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46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463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64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65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66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67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68" style:parent-style-name="Standarduser" style:family="paragraph">
      <style:paragraph-properties fo:text-align="justify" fo:line-height="150%"/>
      <style:text-properties style:font-name="Verdana" style:font-name-complex="Verdana" fo:font-weight="bold" style:font-weight-asian="bold" fo:font-size="10pt" style:font-size-asian="10pt" style:font-size-complex="10pt"/>
    </style:style>
    <style:style style:name="P469" style:parent-style-name="Standarduser" style:family="paragraph">
      <style:paragraph-properties fo:text-align="justify" fo:line-height="150%"/>
    </style:style>
    <style:style style:name="T470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471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47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473" style:parent-style-name="Standarduser" style:family="paragraph">
      <style:paragraph-properties fo:text-align="justify" fo:line-height="150%"/>
    </style:style>
    <style:style style:name="T474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47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476" style:parent-style-name="Standarduser" style:family="paragraph">
      <style:paragraph-properties fo:text-align="justify" fo:line-height="150%"/>
    </style:style>
    <style:style style:name="T477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478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479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480" style:parent-style-name="Standarduser" style:family="paragraph">
      <style:paragraph-properties fo:text-align="justify" fo:line-height="150%"/>
    </style:style>
    <style:style style:name="T481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482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483" style:parent-style-name="Standarduser" style:family="paragraph">
      <style:paragraph-properties fo:text-align="justify" fo:line-height="150%"/>
    </style:style>
    <style:style style:name="T484" style:parent-style-name="Fonteparág.padrão" style:family="text">
      <style:text-properties style:font-name="Verdana" style:font-name-complex="Verdana" fo:font-weight="bold" style:font-weight-asian="bold" fo:font-size="10pt" style:font-size-asian="10pt" style:font-size-complex="10pt"/>
    </style:style>
    <style:style style:name="T485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T486" style:parent-style-name="Fonteparág.padrão" style:family="text">
      <style:text-properties style:font-name="Verdana" style:font-name-complex="Verdana" fo:font-size="10pt" style:font-size-asian="10pt" style:font-size-complex="10pt"/>
    </style:style>
    <style:style style:name="P487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88" style:parent-style-name="Standarduser" style:family="paragraph">
      <style:paragraph-properties fo:text-align="justify" fo:line-height="150%"/>
      <style:text-properties style:font-name="Verdana" style:font-name-complex="Verdana" fo:font-weight="bold" style:font-weight-asian="bold" fo:font-size="10pt" style:font-size-asian="10pt" style:font-size-complex="10pt"/>
    </style:style>
    <style:style style:name="P489" style:parent-style-name="Standarduser" style:family="paragraph">
      <style:paragraph-properties fo:text-align="justify" fo:line-height="150%"/>
      <style:text-properties style:font-name="Verdana" style:font-name-complex="Verdana" fo:font-weight="bold" style:font-weight-asian="bold" fo:font-size="10pt" style:font-size-asian="10pt" style:font-size-complex="10pt"/>
    </style:style>
    <style:style style:name="P490" style:parent-style-name="Standarduser" style:family="paragraph">
      <style:paragraph-properties fo:text-align="justify" fo:line-height="150%"/>
      <style:text-properties style:font-name="Verdana" style:font-name-complex="Verdana" fo:font-weight="bold" style:font-weight-asian="bold" fo:font-size="10pt" style:font-size-asian="10pt" style:font-size-complex="10pt"/>
    </style:style>
    <style:style style:name="P491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92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93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94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95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96" style:parent-style-name="Standarduser" style:family="paragraph">
      <style:paragraph-properties fo:text-align="justify" fo:line-height="150%"/>
      <style:text-properties style:font-name="Verdana" style:font-name-complex="Verdana" fo:font-size="10pt" style:font-size-asian="10pt" style:font-size-complex="10pt"/>
    </style:style>
    <style:style style:name="P497" style:parent-style-name="Standarduser" style:family="paragraph">
      <style:paragraph-properties fo:text-align="justify" fo:line-height="150%"/>
    </style:style>
    <style:style style:name="T498" style:parent-style-name="Fonteparág.padrão" style:family="text">
      <style:text-properties style:font-name="Verdana" style:font-name-complex="Verdana" fo:font-size="10pt" style:font-size-asian="10pt" style:font-size-complex="10pt"/>
    </style:style>
  </office:automatic-styles>
  <office:body>
    <office:text text:use-soft-page-breaks="true">
      <text:p text:style-name="P1"/>
      <text:p text:style-name="P44">CAPÍTULO I – Da natureza e das finalidades</text:p>
      <text:p text:style-name="P45"><text:span text:style-name="T46">Artigo 1° -<text:s/></text:span><text:span text:style-name="T47">A comissão de Ética de Enfermagem<text:s/></text:span><text:span text:style-name="T48"><office:annotation office:name="0"><dc:creator>Maria</dc:creator><dc:date>2021-07-23T17:05:00</dc:date><text:p text:style-name="Textodecomentário">CEE</text:p></office:annotation>(CEEn)<text:s/></text:span><text:span text:style-name="T49"><office:annotation-end office:name="0"/></text:span><text:span text:style-name="T50">do Hospital SOS Cárdio foi criada por decisão da Assembleia Geral da Categoria,<text:s/></text:span><text:span text:style-name="T51">realizada em<text:s/></text:span><text:span text:style-name="T52"><office:annotation office:name="1"><dc:creator>Maria</dc:creator><dc:date>2021-07-23T17:05:00</dc:date><text:p text:style-name="Textodecomentário">A assembleia geral deverá ser atual.</text:p></office:annotation>12/06/2013</text:span><text:span text:style-name="T53"><office:annotation-end office:name="1"/></text:span><text:span text:style-name="T54">,<text:s/></text:span><text:span text:style-name="T55"><office:annotation office:name="2"><dc:creator>Maria</dc:creator><dc:date>2021-07-23T17:04:00</dc:date><text:p text:style-name="Textodecomentário"/></office:annotation>atendendo</text:span><text:span text:style-name="T56"><office:annotation-end office:name="2"/></text:span><text:span text:style-name="T57"><text:s/>a determinação da decisão do COREN/SC nº 002/2006, aprovada pela Plenária do Conselho Regional de Enfermagem de Sana Catarina (COREN/SC), em sua 417° Reunião Ordinária, de 25 de janeiro de 2006 e homologada através de dec</text:span><text:span text:style-name="T58">isão do COFEN 014, de 21 de fevereiro de 2006.</text:span></text:p>
      <text:p text:style-name="P59"><text:span text:style-name="T60">Artigo 2° -<text:s/></text:span><text:span text:style-name="T61">A CEEn é um órgão representativo do COREN/SC nas questões éticas dos profissionais da Enfermagem.</text:span></text:p>
      <text:p text:style-name="P62"><text:span text:style-name="T63">Artigo 3° -<text:s/></text:span><text:span text:style-name="T64">A atuação da CEEn limita-se ao exercício ético-legal dos profissionais da Enfermagem na</text:span><text:span text:style-name="T65">s áreas de assistência, ensino, pesquisa e administração.</text:span></text:p>
      <text:p text:style-name="P66"><text:span text:style-name="T67">Parágrafo único:<text:s/></text:span><text:span text:style-name="T68">A CEEn tem como finalidades: a orientação, a conscientização, o assessoramento, a emissão de pareceres e a averiguação de fatos relacionados ao exercício ético-profissional da categ</text:span><text:span text:style-name="T69">oria.</text:span></text:p>
      <text:p text:style-name="P70"><text:span text:style-name="T71">Artigo 4° -<text:s/></text:span><text:span text:style-name="T72">A CEEn reger-se-á por este regimento, devidamente aprovado em assembleia da categoria e homologado pela Plenária do COREN/SC.</text:span></text:p>
      <text:p text:style-name="P73"/>
      <text:p text:style-name="P74">CAPÍTULO II – Dos objetivos</text:p>
      <text:p text:style-name="P75"><text:span text:style-name="T76">Artigo 5° -<text:s/></text:span><text:span text:style-name="T77">A CEEn tem os seguintes objetivos:</text:span></text:p>
      <text:p text:style-name="P78"><text:tab/>I – Divulgar o Código de Ética dos<text:s/>Profissionais de Enfermagem e as demais normas disciplinares e éticas do exercício profissional.</text:p>
      <text:p text:style-name="P79"><text:tab/>II – Promover e/ou participar de atividades que visem a interpretação do Código de Ética e a sensibilização dos profissionais de Enfermagem em relação ao comportamento ético-profissional.</text:p>
      <text:p text:style-name="P80"><text:tab/>III – Promover e/ou participar de atividades multiprofissionais ligadas à ética.</text:p>
      <text:p text:style-name="P81"><text:tab/>IV – Assessorar e orientar a Gerência de Enfermagem, membros da equipe, clientes, familiares e demais interessados, sobre questões éticas e as<text:s/>implicações decorrentes de atitudes não éticas.</text:p>
      <text:p text:style-name="P82"><text:span text:style-name="T83"><text:tab/>V –<text:s/></text:span><text:span text:style-name="T84"><office:annotation office:name="3"><dc:creator>Maria</dc:creator><dc:date>2021-07-23T17:06:00</dc:date><text:p text:style-name="Textodecomentário">verificar</text:p></office:annotation>Verificas<text:s/></text:span><text:span text:style-name="T85"><office:annotation-end office:name="3"/></text:span><text:span text:style-name="T86">as condições oferecidas pela entidade para o desempenho profissional da categoria.</text:span></text:p>
      <text:p text:style-name="P87"><text:tab/>VI – Averiguar denúncias ou fatos não éticos, fazendo os devidos encaminhamentos.</text:p>
      <text:p text:style-name="P88"><text:tab/>VII – Apreciar e emitir parecer sobre questões ético-profissionais em projetos de ensino e pesquisa de Enfermagem.</text:p>
      <text:p text:style-name="P89"/>
      <text:soft-page-break/>
      <text:p text:style-name="P90">CAPÍTULO III – Da organização e composição</text:p>
      <text:p text:style-name="P91"><text:span text:style-name="T92">Artigo 6° -<text:s/></text:span><text:span text:style-name="T93">A CEEn atende os profissionais da Enfermagem de todas as áreas de trabalho da entidade, no que se refere aos<text:s/></text:span><text:span text:style-name="T94">aspectos éticos do exercício da profissão.</text:span></text:p>
      <text:p text:style-name="P95"><text:span text:style-name="T96">Parágrafo único:<text:s/></text:span><text:span text:style-name="T97">A observância das normas éticas estende-se aos atendentes de enfermagem ou assemelhados, devidamente autorizados pelo COREN/SC e que exerçam atividades na área de Enfermagem, embora não possam vot</text:span><text:span text:style-name="T98">ar ou serem eleitos.</text:span></text:p>
      <text:p text:style-name="P99"><text:span text:style-name="T100">Artigo 7° -<text:s/></text:span><text:span text:style-name="T101">A CEEn é constituída por Enfermeiro, Técnico de Enfermagem e Auxiliar de Enfermagem, em igual número, observando os seguintes critérios:</text:span></text:p>
      <text:p text:style-name="P102"><text:tab/>I – Ter, no mínimo, 1 (um) ano de efetivo exercício profissional.</text:p>
      <text:p text:style-name="P103"><text:tab/>II – Ter, no mínimo, 1 (um) ano de vínculo empregatício com a entidade.</text:p>
      <text:p text:style-name="P104"><text:tab/>III – Estar em pleno gozo dos direitos profissionais</text:p>
      <text:p text:style-name="P105"><text:tab/>IV – Inexistir condenação em processo ético, processo disciplinar, processo civil ou processo penal nos últimos 5 (cinco) anos.</text:p>
      <text:p text:style-name="P106"><text:span text:style-name="T107">Artigo 8° -<text:s/></text:span><text:span text:style-name="T108">A CEEn<text:s/></text:span><text:span text:style-name="T109">será constituída por, no mínimo, 1 (um) Enfermeiro, 1 (um) Técnico de Enfermagem e 1 (um) Auxiliar de Enfermagem<text:s/></text:span><text:span text:style-name="T110">efetivos</text:span><text:span text:style-name="T111"><text:s/>e seus respectivos<text:s/></text:span><text:span text:style-name="T112">suplentes</text:span><text:span text:style-name="T113">.</text:span></text:p>
      <text:p text:style-name="P114"><text:span text:style-name="T115">Parágrafo primeiro:<text:s/></text:span><text:span text:style-name="T116">A CEEn será constituída por 1 (um) Enfermeiro e 2 (dois) Técnicos de Enfermagem<text:s/></text:span><text:span text:style-name="T117">efetivos<text:s/></text:span><text:span text:style-name="T118">e seus respectivos<text:s/></text:span><text:span text:style-name="T119"><office:annotation office:name="4"><dc:creator>Maria</dc:creator><dc:date>2021-07-23T17:06:00</dc:date><text:p text:style-name="Textodecomentário">não está de acordo com as normas vigentes</text:p></office:annotation>suplentes</text:span><text:span text:style-name="T120"><office:annotation-end office:name="4"/></text:span><text:span text:style-name="T121">,<text:s/></text:span><text:span text:style-name="T122">ou por 2 (dois) Enfermeiros e 1 (um) Técnico de Enfermagem<text:s/></text:span><text:span text:style-name="T123">efetivos</text:span><text:span text:style-name="T124"><text:s/>e seus respectivos<text:s/></text:span><text:span text:style-name="T125">suplentes</text:span><text:span text:style-name="T126">, quando a instituição tiver em seu quadro de pessoal somente estes dois níveis profissionais com vínculo empregatício.</text:span></text:p>
      <text:p text:style-name="P127"><text:span text:style-name="T128">P</text:span><text:span text:style-name="T129">arágrafo segundo:<text:s/></text:span><text:span text:style-name="T130">A CEEn será constituída por 1 (um) Enfermeiro e 2 (dois) Auxiliares de Enfermagem<text:s/></text:span><text:span text:style-name="T131">efetivos</text:span><text:span text:style-name="T132"><text:s/>e seus respectivos<text:s/></text:span><text:span text:style-name="T133">suplentes</text:span><text:span text:style-name="T134">, ou por 2 (dois) Enfermeiros e 1 (um) Auxiliar de Enfermagem<text:s/></text:span><text:span text:style-name="T135">efetivos<text:s/></text:span><text:span text:style-name="T136">e seus respectivos<text:s/></text:span><text:span text:style-name="T137">suplentes</text:span><text:span text:style-name="T138">, quando a instituiç</text:span><text:span text:style-name="T139">ão tiver em seu quadro de pessoal somente estes dois níveis com vínculo empregatício.</text:span></text:p>
      <text:p text:style-name="P140"><text:span text:style-name="T141">Artigo 9° -<text:s/></text:span><text:span text:style-name="T142">É incompatível a condição de membro da Comissão de Ética com a de Gerência do Órgão de<text:s/></text:span><text:span text:style-name="T143"><office:annotation office:name="5"><dc:creator>Maria</dc:creator><dc:date>2021-07-23T17:07:00</dc:date><text:p text:style-name="Textodecomentário">não está de acordo com as normas vigentes</text:p></office:annotation>Enfermagem</text:span><text:span text:style-name="T144"><office:annotation-end office:name="5"/></text:span><text:span text:style-name="T145">.</text:span></text:p>
      <text:p text:style-name="P146"><text:span text:style-name="T147">Artigo 10° -<text:s/></text:span><text:span text:style-name="T148">O mandato dos integrantes da CEEn é, no mínimo</text:span><text:span text:style-name="T149">, de 2 (dois) anos</text:span><text:span text:style-name="T150">, sendo permitida a sua reeleição por igual período.</text:span></text:p>
      <text:p text:style-name="P151"><text:span text:style-name="T152">Parágrafo primeiro:<text:s/></text:span><text:span text:style-name="T153">A cada eleição poderão permanecer 50% (cinquenta por cento) dos membros.</text:span></text:p>
      <text:p text:style-name="P154"><text:span text:style-name="T155">Parágrafo segundo:<text:s/></text:span><text:span text:style-name="T156">Os 50% (cinquenta por cento) dos membros que optarem por permanecer na Co</text:span><text:span text:style-name="T157">missão não concorrerão às eleições.</text:span></text:p>
      <text:soft-page-break/>
      <text:p text:style-name="P158"><text:span text:style-name="T159">Artigo 11° -<text:s/></text:span><text:span text:style-name="T160">O afastamento dos integrantes da CEEn poderá ocorrer por término de mandato, afastamento temporário, desistência ou destituição.</text:span></text:p>
      <text:p text:style-name="P161"><text:span text:style-name="T162">Parágrafo único:<text:s/></text:span><text:span text:style-name="T163">Independente do tipo de afastamento, a Coordenação da CEEn co</text:span><text:span text:style-name="T164">municará o fato à Comissão de Ética do COREN/SC (CEC).</text:span></text:p>
      <text:p text:style-name="P165"><text:span text:style-name="T166">Artigo 12° -<text:s/></text:span><text:span text:style-name="T167">Entende-se por<text:s/></text:span><text:span text:style-name="T168">término de mandato,<text:s/></text:span><text:span text:style-name="T169">quando os integrantes da Comissão concluírem os 2 (dois) anos de gestão.</text:span></text:p>
      <text:p text:style-name="P170"><text:span text:style-name="T171">Artigo 13° -<text:s/></text:span><text:span text:style-name="T172">Entende-se por<text:s/></text:span><text:span text:style-name="T173">afastamento temporário</text:span><text:span text:style-name="T174"><text:s/>quando o integrante da Comiss</text:span><text:span text:style-name="T175">ão afastar-se por tempo determinado, no máximo, por um período de 4 (quatro) meses, ou quando estiver sendo submetido a processo ético.</text:span></text:p>
      <text:p text:style-name="P176"><text:span text:style-name="T177">Parágrafo único:<text:s/></text:span><text:span text:style-name="T178">A solicitação do<text:s/></text:span><text:span text:style-name="T179">afastamento temporário<text:s/></text:span><text:span text:style-name="T180">deverá ser encaminhada à Coordenação da CEEn, por escrito, com<text:s/></text:span><text:span text:style-name="T181">antecedência de 15 (quinze) dias.</text:span></text:p>
      <text:p text:style-name="P182"><text:span text:style-name="T183">Artigo 14° -<text:s/></text:span><text:span text:style-name="T184">Entende-se por<text:s/></text:span><text:span text:style-name="T185">desistência<text:s/></text:span><text:span text:style-name="T186">a declinação de seu cargo por qualquer um dos integrantes da Comissão.</text:span></text:p>
      <text:p text:style-name="P187"><text:span text:style-name="T188">Parágrafo único:<text:s/></text:span><text:span text:style-name="T189">A<text:s/></text:span><text:span text:style-name="T190">desistência</text:span><text:span text:style-name="T191"><text:s/>deverá ser comunicada, por escrito, à Coordenação da CEEn, com antecedência de 30 (trinta) dias.</text:span></text:p>
      <text:p text:style-name="P192"><text:span text:style-name="T193">Artigo 15° -<text:s/></text:span><text:span text:style-name="T194">Entende-se por<text:s/></text:span><text:span text:style-name="T195">destituição<text:s/></text:span><text:span text:style-name="T196">o afastamento definitivo do integrante da CEEn, que se dará por decisão da Comissão, tomada em Reunião Ordinária, cons</text:span><text:span text:style-name="T197">tando o fato em ata.</text:span></text:p>
      <text:p text:style-name="P198"><text:span text:style-name="T199">Parágrafo primeiro:<text:s/></text:span><text:span text:style-name="T200">A destituição correrá nos seguintes casos:</text:span></text:p>
      <text:list text:style-name="WW8Num5">
        <text:list-item text:start-value="1">
          <text:p text:style-name="P201">Ausência, não justificada, em 4 (quatro) reuniões consecutivas.</text:p>
        </text:list-item>
        <text:list-item>
          <text:p text:style-name="P202">Não estar em pleno gozo dos seus direitos profissionais</text:p>
        </text:list-item>
        <text:list-item>
          <text:p text:style-name="P203">Ter sido condenado em processo ético, civil ou penal.</text:p>
        </text:list-item>
      </text:list>
      <text:p text:style-name="P204"><text:span text:style-name="T205">Parágrafo segundo:<text:s/></text:span><text:span text:style-name="T206">A destituição implica na perda do direito a nova candidatura para integrar a CEEn.</text:span></text:p>
      <text:p text:style-name="P207"><text:span text:style-name="T208">Artigo 16° -<text:s/></text:span><text:span text:style-name="T209">A substituição dos integrantes da CEEn se processará da seguinte maneira:</text:span></text:p>
      <text:p text:style-name="P210"><text:span text:style-name="T211"><text:tab/>I – A vacância por<text:s/></text:span><text:span text:style-name="T212">término de mandato</text:span><text:span text:style-name="T213"><text:s/>atenderá os critérios estabelecidos no artigo 7° deste regimento.</text:span></text:p>
      <text:p text:style-name="P214"><text:span text:style-name="T215"><text:tab/>II – Na vacância por<text:s/></text:span><text:span text:style-name="T216">afastamento temporário,<text:s/></text:span><text:span text:style-name="T217">a substituição será feita pelo respectivo suplente, sendo indicado um suplente em caráter temporário, se o afastamento ultrapassar a 30 (trinta</text:span><text:span text:style-name="T218">) dias.</text:span></text:p>
      <text:p text:style-name="P219"><text:span text:style-name="T220">Parágrafo único:<text:s/></text:span><text:span text:style-name="T221">A vaga de suplente em caráter temporário será preenchida:</text:span></text:p>
      <text:list text:style-name="WW8Num3">
        <text:list-item text:start-value="1">
          <text:p text:style-name="P222">Pelo próximo candidato mais votado nas últimas eleições; e se não houver,</text:p>
        </text:list-item>
        <text:list-item>
          <text:p text:style-name="P223">Por escolha dos membros da CEEn</text:p>
        </text:list-item>
      </text:list>
      <text:soft-page-break/>
      <text:p text:style-name="P224"><text:span text:style-name="T225">III – Na vacância por<text:s/></text:span><text:span text:style-name="T226">desistência<text:s/></text:span><text:span text:style-name="T227">ou por<text:s/></text:span><text:span text:style-name="T228">destituição,<text:s/></text:span><text:span text:style-name="T229">a substituiçã</text:span><text:span text:style-name="T230">o será feita pelo seu respectivo suplente que passará para efetivo, sendo chamado o candidato mais votado do respectivo nível profissional para integrar a Comissão como suplente e concluir o mandato do desistente ou destituído.</text:span></text:p>
      <text:p text:style-name="P231"><text:span text:style-name="T232">Parágrafo único:<text:s/></text:span><text:span text:style-name="T233">Não havendo</text:span><text:span text:style-name="T234"><text:s/>suplente eleito, será realizada nova eleição.</text:span></text:p>
      <text:p text:style-name="P235"><text:span text:style-name="T236">Artigo 17° -<text:s/></text:span><text:span text:style-name="T237">A CEEn elegerá, entre seus membros efetivos, um Coordenador e um Secretário, que terão mandato de 01 (um) ano, podendo ser<text:s/></text:span><text:span text:style-name="T238"><office:annotation office:name="6"><dc:creator>Maria</dc:creator><dc:date>2021-07-23T17:07:00</dc:date><text:p text:style-name="Textodecomentário">não está de acordo com as normas vigentes</text:p></office:annotation>reconduzidos</text:span><text:span text:style-name="T239"><office:annotation-end office:name="6"/></text:span><text:span text:style-name="T240">.</text:span></text:p>
      <text:p text:style-name="P241"><text:span text:style-name="T242">Parágrafo único:<text:s/></text:span><text:span text:style-name="T243">A comissão poderá ser coordenada por qualq</text:span><text:span text:style-name="T244">uer um dos membros efetivos.</text:span></text:p>
      <text:p text:style-name="P245"><text:span text:style-name="T246">Artigo 18° -<text:s/></text:span><text:span text:style-name="T247">A CEEn reunir-se-á ordinariamente, no mínimo, a cada 30 (dias)</text:span><text:span text:style-name="T248">, podendo ocorrer reuniões extraordinárias, convocadas pelo Coordenador, ou por autoconvocação pela maioria simples dos seus integrantes, ou pelo COREN/</text:span><text:span text:style-name="T249">SC.</text:span></text:p>
      <text:p text:style-name="P250"><text:span text:style-name="T251">Parágrafo primeiro:<text:s/></text:span><text:span text:style-name="T252">Na ausência do Coordenador, o Secretário coordenará a reunião, sendo escolhido “ad hoc” um substituto para secretariar.</text:span></text:p>
      <text:p text:style-name="P253"><text:span text:style-name="T254">Parágrafo segundo:<text:s/></text:span><text:span text:style-name="T255">Na ausência do Secretário, será escolhido “ad hoc” um substituto para secretariar.</text:span></text:p>
      <text:p text:style-name="P256"><text:span text:style-name="T257">Parágrafo<text:s/></text:span><text:span text:style-name="T258">terceiro:<text:s/></text:span><text:span text:style-name="T259">Serão lavradas atas de todas as reuniões da Comissão, constando a relação dos presentes, as justificativas dos ausentes, o registro das tomadas de decisões e os encaminhamentos a serem feitos.</text:span></text:p>
      <text:p text:style-name="P260"><text:span text:style-name="T261">Parágrafo quarto:<text:s/></text:span><text:span text:style-name="T262">O quórum mínimo para as reuniões,<text:s/></text:span><text:span text:style-name="T263">verificado até 15 (quinze)</text:span><text:span text:style-name="T264"><text:s/></text:span><text:span text:style-name="T265">minutos após a hora marcada para o início das mesmas, é de maioria simples dos membros efetivos ou de seus suplentes quando na condição de substituto.</text:span></text:p>
      <text:p text:style-name="P266"><text:span text:style-name="T267">Parágrafo quinto:<text:s/></text:span><text:span text:style-name="T268">Na ausência de quórum, a reunião será suspensa, sendo feita<text:s/></text:span><text:span text:style-name="T269">nova convocação.</text:span></text:p>
      <text:p text:style-name="P270"><text:span text:style-name="T271">Artigo 19° -<text:s/></text:span><text:span text:style-name="T272">As decisões da CEEn serão tomadas por maioria simples de seus membros efetivos ou de seus suplentes, quando na condição de substituto.</text:span></text:p>
      <text:p text:style-name="P273"><text:span text:style-name="T274">Parágrafo primeiro:<text:s/></text:span><text:span text:style-name="T275">Os membros efetivos terão direito a voz e voto.</text:span></text:p>
      <text:p text:style-name="P276"><text:span text:style-name="T277">Parágrafo segundo:<text:s/></text:span><text:span text:style-name="T278">Os m</text:span><text:span text:style-name="T279">embros suplentes poderão participar de todas as reuniões com direito a voz e, nos casos em que estiverem substituindo um membro efetivo, terão direito a voto.</text:span></text:p>
      <text:p text:style-name="P280"><text:span text:style-name="T281">Parágrafo terceiro:<text:s/></text:span><text:span text:style-name="T282">É indicada a participação dos membros suplentes em todas as reuniões, indepen</text:span><text:span text:style-name="T283">dente de estarem ou não substituindo membros efetivos.</text:span></text:p>
      <text:p text:style-name="P284"/>
      <text:p text:style-name="P285">CAPÍTULO IV – Do processo eleitoral</text:p>
      <text:soft-page-break/>
      <text:p text:style-name="P286"><text:span text:style-name="T287">Artigo 20° -<text:s/></text:span><text:span text:style-name="T288">A convocação da eleição será realizada pela Gerência do Órgão de Enfermagem, em edital interno, no mínimo, com 45 (quarenta e cinco) dias antes da data</text:span><text:span text:style-name="T289"><text:s/>da realização do pleito eleitoral.</text:span></text:p>
      <text:p text:style-name="P290"><text:span text:style-name="T291">Parágrafo único:<text:s/></text:span><text:span text:style-name="T292">A Gerência do Órgão de Enfermagem deverá encaminhar cópia do edital de convocação da eleição, ao COREN/SC, no mesmo dia em que for publicado na entidade, juntamente com a relação dos Enfermeiros,<text:s/></text:span><text:span text:style-name="T293">Técnicos e Auxiliares de Enfermagem com vínculo empregatício na entidade,<text:s/></text:span><text:span text:style-name="T294">acompanhados de seus respectivos números de inscrição no COREN/SC.</text:span></text:p>
      <text:p text:style-name="P295"><text:span text:style-name="T296">Artigo 21° -<text:s/></text:span><text:span text:style-name="T297">A Gerência do Órgão de Enfermagem designará uma Comissão Eleitoral para conduzir todos os trabalhos de</text:span><text:span text:style-name="T298"><text:s/>divulgação, organização, realização do pleito, apuração e divulgação dos resultados.</text:span></text:p>
      <text:p text:style-name="P299"><text:span text:style-name="T300">Parágrafo primeiro:<text:s/></text:span><text:span text:style-name="T301">É incompatível a condição de membro da Comissão Eleitoral com a de candidato.</text:span></text:p>
      <text:p text:style-name="P302"><text:span text:style-name="T303">Parágrafo segundo:<text:s/></text:span><text:span text:style-name="T304">A Comissão Eleitoral elegerá um Presidente e um Secre</text:span><text:span text:style-name="T305">tário entre os membros.</text:span></text:p>
      <text:p text:style-name="P306"><text:span text:style-name="T307">Artigo 22° -<text:s/></text:span><text:span text:style-name="T308">O material necessário para o desenvolvimento dos trabalhos eleitorais será solicitado pela Comissão Eleitoral à Gerência do Órgão de Enfermagem da entidade.</text:span></text:p>
      <text:p text:style-name="P309"><text:span text:style-name="T310">Artigo 23° -<text:s/></text:span><text:span text:style-name="T311">A escolha dos membros da CEEn será feita através<text:s/></text:span><text:span text:style-name="T312">de eleição direta e secreta, sendo os candidatos eleitos pelos seus pares por voto facultativo.</text:span></text:p>
      <text:p text:style-name="P313"><text:span text:style-name="T314">Artigo 24° -<text:s/></text:span><text:span text:style-name="T315">Somente poderão votar os profissionais regularmente inscritos no COREN/SC e com vínculo empregatício com a entidade.</text:span></text:p>
      <text:p text:style-name="P316"><text:span text:style-name="T317">Artigo 25° -<text:s/></text:span><text:span text:style-name="T318">O COREN/SC<text:s/></text:span><text:span text:style-name="T319">fornecerá à Comissão Eleitoral a relação dos profissionais de Enfermagem da entidade que estiverem devidamente inscritos e em condições de voar e serem votados.</text:span></text:p>
      <text:p text:style-name="P320"><text:span text:style-name="T321">Artigo 26° -<text:s/></text:span><text:span text:style-name="T322">Os profissionais de Enfermagem deverão candidatar-se individualmente,<text:s/></text:span><text:span text:style-name="T323">sem formação</text:span><text:span text:style-name="T324"><text:s/>de chapas,<text:s/></text:span><text:span text:style-name="T325">inscrevendo-se junto à Comissão Eleitoral, até 10 (dez) dias antes do pleito, apresentando um fiscal, se assim desejarem.</text:span></text:p>
      <text:p text:style-name="P326"><text:span text:style-name="T327">Artigo 27° -<text:s/></text:span><text:span text:style-name="T328">O local para a realização do pleito será definido pela Comissão Eleitoral, de comum acordo com a Gerência do<text:s/></text:span><text:span text:style-name="T329">Órgão de Enfermagem.</text:span></text:p>
      <text:p text:style-name="P330"><text:span text:style-name="T331">Artigo 28° -<text:s/></text:span><text:span text:style-name="T332">A eleição deverá ser realizada durante o horário de trabalho, respeitados os diferentes turnos.</text:span></text:p>
      <text:p text:style-name="P333"><text:span text:style-name="T334">Artigo 29° -<text:s/></text:span><text:span text:style-name="T335">A eleição somente terá legitimidade se o número de votantes for, no mínimo, a metade mais um, por nível profissio</text:span><text:span text:style-name="T336">nal e com vínculo empregatício com a entidade.</text:span></text:p>
      <text:soft-page-break/>
      <text:p text:style-name="P337"><text:span text:style-name="T338">Parágrafo único:<text:s/></text:span><text:span text:style-name="T339">Quando o número de votantes for inferior ou igual ao número de não votantes, deverá ocorrer um novo pleito no respectivo nível profissional.</text:span></text:p>
      <text:p text:style-name="P340"><text:span text:style-name="T341">Artigo 30° -<text:s/></text:span><text:span text:style-name="T342">A apuração dos votos será realizada pe</text:span><text:span text:style-name="T343">la Comissão Eleitoral, na presença dos fiscais, se houverem, ou de outros interessados, imediatamente após o encerramento do pleito.</text:span></text:p>
      <text:p text:style-name="P344"><text:span text:style-name="T345">Artigo 31° -<text:s/></text:span><text:span text:style-name="T346">Somente serão computadas as cédulas sem rasuras e os votos que não apresentem dúvidas ou dupla interpretação.</text:span></text:p>
      <text:p text:style-name="P347"><text:span text:style-name="T348">Artigo 32° -<text:s/></text:span><text:span text:style-name="T349">Serão considerados eleitos, como membros efetivos, os candidatos que obtiverem maior número de votos, por nível profissional, seguido de seus membros suplentes na mesma ordem decrescente.</text:span></text:p>
      <text:p text:style-name="P350"><text:span text:style-name="T351">Parágrafo único:<text:s/></text:span><text:span text:style-name="T352">Em caso de empate, assumirá o candidat</text:span><text:span text:style-name="T353">o eleito que tiver maior tempo de contrato de trabalho na entidade.</text:span></text:p>
      <text:p text:style-name="P354"><text:span text:style-name="T355">Artigo 33° -<text:s/></text:span><text:span text:style-name="T356">Os candidatos que receberam votos, mas não foram eleitos como membros efetivos ou suplentes, deverão ser, também, relacionados por nível profissional na<text:s/></text:span><text:span text:style-name="T357">ata da eleição</text:span><text:span text:style-name="T358"><text:s/>e const</text:span><text:span text:style-name="T359">ar da lista dos resultados das eleições a ser encaminhada ao COREN/SC.</text:span></text:p>
      <text:p text:style-name="P360"><text:span text:style-name="T361">Parágrafo único:<text:s/></text:span><text:span text:style-name="T362">Os candidatos indicados no caput deste artigo assumirão o mandato em caso de afastamento temporário, desistência ou destituição, segundo consta no Artigo 16, Incisos II</text:span><text:span text:style-name="T363"><text:s/>e III.</text:span></text:p>
      <text:p text:style-name="P364"><text:span text:style-name="T365">Artigo 34° -<text:s/></text:span><text:span text:style-name="T366">Todas as ocorrências referentes ao processo eleitoral serão<text:s/></text:span><text:span text:style-name="T367">registradas em ata</text:span><text:span text:style-name="T368">, assinada pelo Presidente, pelo Secretário, pelos demais membros da Comissão Eleitoral e pelos fiscais, se houverem.</text:span></text:p>
      <text:p text:style-name="P369"><text:span text:style-name="T370">Parágrafo único:<text:s/></text:span><text:span text:style-name="T371">O Presidente da Comiss</text:span><text:span text:style-name="T372">ão Eleitoral encaminhará os resultados das eleições com a respectiva ata à Gerência do Órgão de Enfermagem, imediatamente após o término da apuração.</text:span></text:p>
      <text:p text:style-name="P373"><text:span text:style-name="T374">Artigo 35° -<text:s/></text:span><text:span text:style-name="T375">A Gerência do Órgão de Enfermagem proclamará os resultados das eleições através de edital int</text:span><text:span text:style-name="T376">erno, no primeiro dia útil após o recebimento.</text:span></text:p>
      <text:p text:style-name="P377"><text:span text:style-name="T378">Artigo 36° -<text:s/></text:span><text:span text:style-name="T379">Os recursos relativos ao pleito somente serão recebidos pela Comissão Eleitoral se entregues, por escrito, até 48 (quarenta e oito) horas após a publicação dos resultados pela Gerência do Órgão de</text:span><text:span text:style-name="T380"><text:s/>Enfermagem.</text:span></text:p>
      <text:p text:style-name="P381"><text:span text:style-name="T382">Parágrafo primeiro:<text:s/></text:span><text:span text:style-name="T383">O recurso será julgado pela Comissão eleitoral no prazo máximo de 05 (cinco) dias.</text:span></text:p>
      <text:p text:style-name="P384"><text:span text:style-name="T385">Parágrafo segundo:<text:s/></text:span><text:span text:style-name="T386">Caso necessário, o recurso terá como segunda instância a Comissão de Ética do COREN/SC (CEC).</text:span></text:p>
      <text:soft-page-break/>
      <text:p text:style-name="P387"><text:span text:style-name="T388">Artigo 37° -<text:s/></text:span><text:span text:style-name="T389">A Gerência do<text:s/></text:span><text:span text:style-name="T390">Órgão de Enfermagem, no prazo de 15 (quinze) dias a contar da data do pleito, encaminhará, ao COREN/SC, a lista nominal de todos os votados.</text:span></text:p>
      <text:p text:style-name="P391"><text:span text:style-name="T392">Parágrafo único:<text:s/></text:span><text:span text:style-name="T393">A listagem deverá informar:</text:span></text:p>
      <text:list text:style-name="WW8Num2">
        <text:list-item text:start-value="1">
          <text:p text:style-name="P394">O nome dos membros efetivos, seu nível profissional e o número de<text:s/>inscrição no COREN/SC.</text:p>
        </text:list-item>
        <text:list-item>
          <text:p text:style-name="P395">O nome dos membros suplentes, seu nível profissional e o número de inscrição no COREN/SC.</text:p>
        </text:list-item>
        <text:list-item>
          <text:p text:style-name="P396">O nome dos profissionais que receberam votos, seu nível de formação e o número de inscrição no COREN/SC, que não farão parte no primeiro momento da CEEn, mas que poderão ser convocados em caso de afastamento temporário, vacância por desistência ou por destituição de membros empossados.</text:p>
        </text:list-item>
      </text:list>
      <text:p text:style-name="P397"><text:span text:style-name="T398">Artigo 38° -<text:s/></text:span><text:span text:style-name="T399">Somente após a homologação pelo Plenário do COREN/SC e a nomeação por Portaria emitida pelo seu Pre</text:span><text:span text:style-name="T400">sidente, a CEEn estará oficialmente autorizada a iniciar as atividades neste regimento.</text:span></text:p>
      <text:p text:style-name="P401"/>
      <text:p text:style-name="P402">CAPÍTULO V – Das competências</text:p>
      <text:p text:style-name="P403"><text:span text:style-name="T404">Artigo 39° -<text:s/></text:span><text:span text:style-name="T405">A CEEn tem as seguintes competências:</text:span></text:p>
      <text:p text:style-name="P406"><text:tab/>I – Divulgar os objetivos da CEEn.</text:p>
      <text:p text:style-name="P407"><text:tab/>II – Divulgar o Código de Ética dos Profissionais<text:s/>de Enfermagem e as demais normas disciplinares e éticas do exercício profissional.</text:p>
      <text:p text:style-name="P408"><text:tab/>III – Promover e /ou participar de reuniões, seminários ou atividades similares, que visem a interpretação do Código de Ética dos Profissionais de Enfermagem.</text:p>
      <text:p text:style-name="P409"><text:tab/>IV – Assessorar a Gerência do Órgão de Enfermagem da entidade nas questões éticas.</text:p>
      <text:p text:style-name="P410"><text:tab/>V – Orientar a equipe de Enfermagem sobre o comportamento ético-profissional e sobre as implicações decorrentes de atitudes não éticas.</text:p>
      <text:p text:style-name="P411"><text:tab/>VI – Orientar clientes, familiares e demais interessados sobre questões éticas relativas ao exercício profissional da Enfermagem.</text:p>
      <text:p text:style-name="P412"><text:tab/>VII – Promover e/ou participar de atividades multiprofissionais referentes à ética.</text:p>
      <text:p text:style-name="P413"><text:tab/>VIII – Apreciar e emitir parecer sobre questões éticas referentes à Enfermagem.</text:p>
      <text:soft-page-break/>
      <text:p text:style-name="P414"><text:tab/>IX –<text:s/>Apreciar e emitir parecer sobre os aspectos éticos de projetos de ensino e de pesquisa da Enfermagem.</text:p>
      <text:p text:style-name="P415"><text:tab/>X – Zelar pelo exercício ético dos profissionais de Enfermagem.</text:p>
      <text:p text:style-name="P416"><text:tab/>XI – Averiguar:</text:p>
      <text:list text:style-name="WW8Num4">
        <text:list-item text:start-value="1">
          <text:p text:style-name="P417">O exercício ético dos profissionais de Enfermagem.</text:p>
        </text:list-item>
        <text:list-item>
          <text:p text:style-name="P418">As condições oferecidas pela entidade e sua compatibilidade com o desempenho ético-profissional.</text:p>
        </text:list-item>
        <text:list-item>
          <text:p text:style-name="P419">A qualidade de atendimento dispensada à clientela pelos profissionais de Enfermagem.</text:p>
        </text:list-item>
      </text:list>
      <text:p text:style-name="P420">XII – Averiguar denúncias ou atitudes não éticas praticadas por profissionais de Enfermagem.</text:p>
      <text:p text:style-name="P421">XIII – Comunicar, por escrito, ao COREN/SC, as irregularidades ou infrações éticas detectadas.</text:p>
      <text:p text:style-name="P422">XIV – Encaminhar anualmente ao COREN/SC e à Gerência do Órgão de Enfermagem, o planejamento das atividades a serem desenvolvidas e o relatório das atividades do<text:s/>ano anterior até primeiro de março.</text:p>
      <text:p text:style-name="P423">XV – Solicitar assessoramento da Comissão de Ética do COREN/SC (CEC) em caso de necessidade.</text:p>
      <text:p text:style-name="P424">XVI – Cumprir e fazer cumprir as disposições deste regimento e da Decisão do COREN/SC n° 002 de 25 de janeiro de 2006.</text:p>
      <text:p text:style-name="P425"><text:span text:style-name="T426">Artigo 4</text:span><text:span text:style-name="T427">0° -<text:s/></text:span><text:span text:style-name="T428">Compete ao Coordenador da CEEn:</text:span></text:p>
      <text:p text:style-name="P429"><text:tab/>I – Convocar e presidir as reuniões.</text:p>
      <text:p text:style-name="P430"><text:tab/>II – Propor a pauta da reunião.</text:p>
      <text:p text:style-name="P431"><text:tab/>III – Propor a redação de documentos que serão discutidos e submetidos à aprovação.</text:p>
      <text:p text:style-name="P432"><text:tab/>IV – Representar a CEEn junto ao Órgão de Enfermagem da<text:s/>entidade.</text:p>
      <text:p text:style-name="P433"><text:tab/>V – Representar ou indicar representante, onde se fizer necessária a presença ou a participação da CEEn.</text:p>
      <text:p text:style-name="P434"><text:tab/>VI – Encaminhar as decisões da CEEn, segundo a indicação.</text:p>
      <text:p text:style-name="P435"><text:tab/>VII – Elaborar, juntamente com os demais membros da Comissão, o planejamento e o<text:s/>relatório anuais, garantindo o envio de uma cópia, até o dia 01 (um) de março de cada ano, à Gerência do Órgão de Enfermagem e à Comissão de Ética do COREN/SC (CEC).</text:p>
      <text:p text:style-name="P436"><text:tab/>VIII – Representar o COREN/SC em eventos, segundo a solicitação.</text:p>
      <text:soft-page-break/>
      <text:p text:style-name="P437"><text:tab/>IX – Cumprir e fazer cumprir as disposições deste regimento e as demais normas referentes ao exercício ético-profissional.</text:p>
      <text:p text:style-name="P438"><text:span text:style-name="T439">Artigo 41° -<text:s/></text:span><text:span text:style-name="T440">Compete ao Secretário da CEEn:</text:span></text:p>
      <text:p text:style-name="P441"><text:tab/>I – Secretarias as reuniões da CEEN, redigindo atas e documentos.</text:p>
      <text:p text:style-name="P442"><text:tab/>II – Providenciar a reprodução de documentos.</text:p>
      <text:p text:style-name="P443"><text:tab/>III – Encaminhar o expediente da CEEn.</text:p>
      <text:p text:style-name="P444"><text:tab/>IV – Arquivar uma cópia de todos os documentos.</text:p>
      <text:p text:style-name="P445"><text:tab/>V – Elaborar, juntamente com os demais membros da Comissão, o planejamento e o relatório anuais.</text:p>
      <text:p text:style-name="P446"><text:tab/>VI – Presidir as reuniões nos impedimentos do Coordenador.</text:p>
      <text:p text:style-name="P447"><text:tab/>VII –<text:s/>Representar a CEEn nos impedimentos do Coordenador.</text:p>
      <text:p text:style-name="P448"><text:tab/>VIII – Cumprir e fazer cumprir as disposições deste regimento e as demais normas relativas ao exercício ético-profissional.</text:p>
      <text:p text:style-name="P449"><text:span text:style-name="T450">Artigo 42° -<text:s/></text:span><text:span text:style-name="T451">Compete aos membros efetivos da CEEn:</text:span></text:p>
      <text:p text:style-name="P452"><text:tab/>I – Comparecer e participar das reuniões.</text:p>
      <text:p text:style-name="P453"><text:tab/>II – Emitir parecer sobre as questões propostas.</text:p>
      <text:p text:style-name="P454"><text:tab/>III – Participar de reuniões ou programações relacionadas à ética, promovidas pela CEEn ou por outras entidades.</text:p>
      <text:p text:style-name="P455"><text:tab/>IV – Representar a CEEn quando solicitado pelo Coordenador.</text:p>
      <text:p text:style-name="P456"><text:tab/>V –<text:s/>Participar, através de voto, das decisões a serem tomadas pela CEEn.</text:p>
      <text:p text:style-name="P457"><text:tab/>VI – Garantir a presença do suplente quando impedido de comparecer à reunião.</text:p>
      <text:p text:style-name="P458"><text:tab/>VII – Participar da elaboração do planejamento e relatório anuais.</text:p>
      <text:p text:style-name="P459"><text:tab/>VIII – Cumprir e fazer cumprir as disposições deste regimento e as demais normas relativas ao exercício ético-profissional.</text:p>
      <text:p text:style-name="P460"><text:span text:style-name="T461">Artigo 43° -<text:s/></text:span><text:span text:style-name="T462">Compete aos membros suplentes do CEEn:</text:span></text:p>
      <text:p text:style-name="P463"><text:tab/>I – Substituir os respectivos membros efetivos nos seus impedimentos.</text:p>
      <text:p text:style-name="P464"><text:tab/>II – Participar das reuniões da CEEn.</text:p>
      <text:p text:style-name="P465"><text:tab/>III – Participar das atividades promovidas pela CEEn.</text:p>
      <text:p text:style-name="P466"><text:tab/>IV – Cumprir e fazer cumprir as disposições deste regimento e as demais normas relativas ao exercício ético-profissional.</text:p>
      <text:p text:style-name="P467"/>
      <text:p text:style-name="P468">CAPÍTULO VI – Das disposições gerais</text:p>
      <text:p text:style-name="P469"><text:span text:style-name="T470">Artigo 44° -<text:s/></text:span><text:span text:style-name="T471">Este regimento poderá ser alterado p</text:span><text:span text:style-name="T472">or proposta da CEEn, da Gerência do Órgão de Enfermagem da entidade ou da Comissão de Ética do COREN/SC.</text:span></text:p>
      <text:soft-page-break/>
      <text:p text:style-name="P473"><text:span text:style-name="T474">Parágrafo único:<text:s/></text:span><text:span text:style-name="T475">A alteração será submetida à aprovação da Assembleia da categoria da entidade e à homologação da Plenária do COREN/SC.</text:span></text:p>
      <text:p text:style-name="P476"><text:span text:style-name="T477">Artigo 45° -<text:s/></text:span><text:span text:style-name="T478">A<text:s/></text:span><text:span text:style-name="T479">Gerência do Órgão de Enfermagem da entidade, garantirá as condições necessárias para o desenvolvimento das atividades da CEEn.</text:span></text:p>
      <text:p text:style-name="P480"><text:span text:style-name="T481">Artigo 46° -<text:s/></text:span><text:span text:style-name="T482">Os casos omissos serão decididos pela Plenária do COREN/SC.</text:span></text:p>
      <text:p text:style-name="P483"><text:span text:style-name="T484">Artigo 47° -<text:s/></text:span><text:span text:style-name="T485">Esse modelo de regimento internou entrou em</text:span><text:span text:style-name="T486"><text:s/>vigor na data da publicação da Decisão do COREN/SC 002 de 25 de janeiro de 2006.</text:span></text:p>
      <text:p text:style-name="P487"/>
      <text:p text:style-name="P488">Florianópolis, 14 de Janeiro de 2021.</text:p>
      <text:p text:style-name="P489"/>
      <text:p text:style-name="P490">Comissão de Regimento:</text:p>
      <text:p text:style-name="P491">Andreza Xavier da Silva – Enfermeira (COREN 96.492)</text:p>
      <text:p text:style-name="P492">Keyla Nara Martins Ishizawa – (COREN 387512)</text:p>
      <text:p text:style-name="P493">Leticia Alves<text:s/>Garvino – (COREN 1513781)</text:p>
      <text:p text:style-name="P494">Tatiane Aparecida Alves Silva – (COREN 131724)</text:p>
      <text:p text:style-name="P495">Renata Rodrigues Marques – (COREN 1248110)</text:p>
      <text:p text:style-name="P496">Gabriele Bade – (COREN 257154)</text:p>
      <text:p text:style-name="P497"><text:span text:style-name="T498">Taise Bettio Leindecker – (COREN 460676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Remissivo1" style:next-style-name="Standarduser" style:default-outline-level="1">
      <style:paragraph-properties fo:keep-with-next="always" fo:widows="2" fo:orphans="2" fo:margin-top="0.1666in" fo:margin-bottom="0.0416in"/>
      <style:text-properties style:font-name="Arial" style:font-name-asian="Times New Roman" style:font-name-complex="Arial" fo:font-weight="bold" style:font-weight-asian="bold" style:font-weight-complex="bold" style:font-size-complex="16pt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="Times New Roman" style:font-name-asian="Arial Unicode MS"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Remissivo1" style:display-name="Remissivo 1" style:family="paragraph" style:parent-style-name="Standard" style:next-style-name="Standard">
      <style:paragraph-properties fo:margin-left="0.1666in" fo:text-indent="-0.1666in">
        <style:tab-stops/>
      </style:paragraph-properties>
      <style:text-properties style:font-name-complex="Mangal" style:font-size-complex="10.5pt" fo:hyphenate="false"/>
    </style:style>
    <style:style style:name="Standarduser" style:display-name="Standard (user)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text-properties style:font-name-complex="Mangal" style:font-size-complex="10.5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ableContentsuser" style:display-name="Table Contents (user)" style:family="paragraph" style:parent-style-name="Standard">
      <style:paragraph-properties fo:widows="2" fo:orphans="2" text:number-lines="false"/>
      <style:text-properties style:font-name="Calibri" style:font-name-asian="SimSun, 宋体" style:font-name-complex="Mangal" fo:color="#00000A" fo:font-size="11pt" style:font-size-asian="11pt" style:font-size-complex="11pt" style:language-complex="ar" style:country-complex="SA" fo:hyphenate="false"/>
    </style:style>
    <style:style style:name="Rodapé" style:display-name="Rodapé" style:family="paragraph" style:parent-style-name="Standard">
      <style:text-properties style:font-name-complex="Mangal" style:font-size-complex="10.5pt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Mangal" fo:font-size="8pt" style:font-size-asian="8pt" style:font-size-complex="7pt" fo:hyphenate="false"/>
    </style:style>
    <style:style style:name="Textodecomentário" style:display-name="Texto de comentário" style:family="paragraph" style:parent-style-name="Standard">
      <style:paragraph-properties fo:widows="2" fo:orphans="2" style:vertical-align="auto" fo:margin-bottom="0.1388in" fo:line-height="115%"/>
      <style:text-properties style:font-name="Calibri" style:font-name-asian="Calibri" style:font-name-complex="Times New Roman" style:letter-kerning="false" fo:font-size="10pt" style:font-size-asian="10pt" style:font-size-complex="10pt" style:language-complex="ar" style:country-complex="SA" fo:hyphenate="true"/>
    </style:style>
    <style:style style:name="NormalWeb" style:display-name="Normal (Web)" style:family="paragraph" style:parent-style-name="Standard">
      <style:paragraph-properties fo:widows="2" fo:orphans="2" style:vertical-align="auto" fo:margin-top="0.1944in" fo:margin-bottom="0.1944in"/>
      <style:text-properties style:font-name-asian="Times New Roman" style:font-name-complex="Times New Roman" style:letter-kerning="false" style:language-complex="ar" style:country-complex="SA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Verdana" style:font-name-asian="Verdana" style:font-name-complex="Verdana" fo:font-size="10pt" style:font-size-asian="10pt" style:font-size-complex="10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text-position="0% 100%" fo:font-size="10pt" style:font-size-asian="10pt" style:font-size-complex="10pt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text-position="0% 100%" fo:font-size="10pt" style:font-size-asian="10pt" style:font-size-complex="10pt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>
      <style:text-properties fo:color="#000000"/>
    </style:style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>
      <style:text-properties style:font-name="Wingdings" style:font-name-asian="Wingdings" style:font-name-complex="Wingdings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Wingdings" style:font-name-asian="Wingdings" style:font-name-complex="Wingdings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Verdana" style:font-name-asian="Verdana" style:font-name-complex="Verdana" fo:font-size="10pt" style:font-size-asian="10pt" style:font-size-complex="10pt"/>
    </style:style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CabeçalhoChar" style:display-name="Cabeçalho Char" style:family="text">
      <style:text-properties style:font-name="Times New Roman" style:font-name-asian="Arial Unicode MS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Númerodepágina" style:display-name="Número de página" style:family="text" style:parent-style-name="Fonteparág.padrão"/>
    <style:style style:name="Título1Char" style:display-name="Título 1 Char" style:family="text">
      <style:text-properties style:font-name="Arial" style:font-name-asian="Times New Roman" style:font-name-complex="Arial" fo:font-weight="bold" style:font-weight-asian="bold" style:font-weight-complex="bold" style:letter-kerning="true" fo:font-size="12pt" style:font-size-asian="12pt" style:font-size-complex="16pt" style:language-asian="zh" style:country-asian="CN"/>
    </style:style>
    <style:style style:name="RodapéChar" style:display-name="Rodapé Char" style:family="text">
      <style:text-properties style:font-name="Times New Roman" style:font-name-asian="Arial Unicode MS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TextodebalãoChar" style:display-name="Texto de balão Char" style:family="text">
      <style:text-properties style:font-name="Tahoma" style:font-name-asian="Arial Unicode MS" style:font-name-complex="Mangal" style:letter-kerning="true" fo:font-size="8pt" style:font-size-asian="8pt" style:font-size-complex="7pt" style:language-asian="zh" style:country-asian="CN" style:language-complex="hi" style:country-complex="IN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comentárioChar" style:display-name="Texto de comentário Char" style:family="text">
      <style:text-properties style:font-name="Calibri" style:font-name-asian="Calibri" style:font-name-complex="Times New Roman" fo:font-size="10pt" style:font-size-asian="10pt" style:font-size-complex="10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/>
    <style:style style:name="object" style:display-name="object" style:family="text" style:parent-style-name="Fonteparág.padrão"/>
    <text:list-style style:name="WW8Num1" style:display-name="WW8Num1">
      <text:list-level-style-number text:level="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2" style:display-name="WW8Num2">
      <text:list-level-style-number text:level="1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a" style:num-letter-sync="true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Verdana" style:font-name-complex="Verdana" fo:font-size="10pt" style:font-size-asian="10pt" style:font-size-complex="10pt"/>
    </style:style>
    <text:list-style style:name="WW8Num5" style:display-name="WW8Num5">
      <text:list-level-style-number text:level="1" text:style-name="WW_CharLFO5LVL1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Assuntodocomentário" style:display-name="Assunto do comentário" style:family="paragraph" style:parent-style-name="Textodecomentário" style:next-style-name="Textodecomentário">
      <style:paragraph-properties fo:widows="0" fo:orphans="0" style:vertical-align="baseline" fo:margin-bottom="0in" fo:line-height="100%"/>
      <style:text-properties style:font-name="Liberation Serif" style:font-name-asian="NSimSun" style:font-name-complex="Mangal" fo:font-weight="bold" style:font-weight-asian="bold" style:font-weight-complex="bold" style:letter-kerning="true" style:font-size-complex="9pt" style:language-complex="hi" style:country-complex="IN" fo:hyphenate="false"/>
    </style:style>
    <style:style style:name="StandardChar" style:display-name="Standard Char" style:family="text" style:parent-style-name="Fonteparág.padrão">
      <style:text-properties style:font-name="Times New Roman" style:font-name-asian="Arial Unicode MS" style:font-name-complex="Tahoma"/>
    </style:style>
    <style:style style:name="TextodecomentárioChar1" style:display-name="Texto de comentário Char1" style:family="text" style:parent-style-name="StandardChar">
      <style:text-properties style:font-name="Calibri" style:font-name-asian="Calibri" style:font-name-complex="Times New Roman" style:letter-kerning="false" fo:font-size="10pt" style:font-size-asian="10pt" style:font-size-complex="10pt" style:language-complex="ar" style:country-complex="SA"/>
    </style:style>
    <style:style style:name="AssuntodocomentárioChar" style:display-name="Assunto do comentário Char" style:family="text" style:parent-style-name="TextodecomentárioChar1">
      <style:text-properties style:font-name="Calibri" style:font-name-asian="Calibri" style:font-name-complex="Mangal" fo:font-weight="bold" style:font-weight-asian="bold" style:font-weight-complex="bold" style:letter-kerning="false" fo:font-size="10pt" style:font-size-asian="10pt" style:font-size-complex="9pt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2.0256in" style:use-optimal-column-width="false"/>
    </style:style>
    <style:style style:name="TableColumn4" style:family="table-column">
      <style:table-column-properties style:column-width="1.6388in" style:use-optimal-column-width="false"/>
    </style:style>
    <style:style style:name="TableColumn5" style:family="table-column">
      <style:table-column-properties style:column-width="0.9187in" style:use-optimal-column-width="false"/>
    </style:style>
    <style:style style:name="TableColumn6" style:family="table-column">
      <style:table-column-properties style:column-width="0.575in" style:use-optimal-column-width="false"/>
    </style:style>
    <style:style style:name="TableColumn7" style:family="table-column">
      <style:table-column-properties style:column-width="1.4208in" style:use-optimal-column-width="false"/>
    </style:style>
    <style:style style:name="TableColumn8" style:family="table-column">
      <style:table-column-properties style:column-width="0.0298in" style:use-optimal-column-width="false"/>
    </style:style>
    <style:style style:name="Table2" style:family="table">
      <style:table-properties style:width="6.609in" fo:margin-left="0in" table:align="center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1" style:parent-style-name="Cabeçalho" style:family="paragraph">
      <style:paragraph-properties style:snap-to-layout-grid="false"/>
    </style:style>
    <style:style style:name="T12" style:parent-style-name="Fonteparág.padrão" style:family="text">
      <style:text-properties style:font-name="Verdana" style:font-name-complex="Verdana" style:language-asian="pt" style:country-asian="BR" style:language-complex="ar" style:country-complex="SA"/>
    </style:style>
    <style:style style:name="TableCell1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4" style:parent-style-name="Cabeçalho" style:family="paragraph">
      <style:paragraph-properties fo:text-align="center"/>
      <style:text-properties style:font-name="Verdana" style:font-name-complex="Verdana" fo:font-weight="bold" style:font-weight-asian="bold" fo:font-size="13pt" style:font-size-asian="13pt" style:font-size-complex="13pt"/>
    </style:style>
    <style:style style:name="P15" style:parent-style-name="Cabeçalho" style:family="paragraph">
      <style:paragraph-properties fo:text-align="center"/>
      <style:text-properties style:font-name="Verdana" style:font-name-complex="Verdana" fo:font-weight="bold" style:font-weight-asian="bold" fo:font-size="13pt" style:font-size-asian="13pt" style:font-size-complex="13pt"/>
    </style:style>
    <style:style style:name="TableCell16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7" style:parent-style-name="Cabeçalho" style:family="paragraph">
      <style:paragraph-properties style:snap-to-layout-grid="false" fo:text-align="end"/>
      <style:text-properties style:font-name="Verdana" style:font-name-complex="Verdana" fo:font-weight="bold" style:font-weight-asian="bold" fo:font-size="13pt" style:font-size-asian="13pt" style:font-size-complex="13pt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Cabeçalho" style:family="paragraph">
      <style:paragraph-properties style:snap-to-layout-grid="false" fo:text-align="end"/>
      <style:text-properties style:font-name="Verdana" style:font-name-complex="Verdana" fo:font-weight="bold" style:font-weight-asian="bold" fo:font-size="13pt" style:font-size-asian="13pt" style:font-size-complex="13pt"/>
    </style:style>
    <style:style style:name="TableRow20" style:family="table-row">
      <style:table-row-properties style:use-optimal-row-height="false" fo:keep-together="always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Cabeçalho" style:family="paragraph">
      <style:paragraph-properties style:snap-to-layout-grid="false"/>
      <style:text-properties style:font-name="Verdana" style:font-name-complex="Verdana" fo:font-weight="bold" style:font-weight-asian="bold" style:font-size-complex="11pt"/>
    </style:style>
    <style:style style:name="P23" style:parent-style-name="Cabeçalho" style:family="paragraph">
      <style:paragraph-properties fo:text-align="center"/>
      <style:text-properties style:font-name="Verdana" style:font-name-complex="Verdana" fo:font-weight="bold" style:font-weight-asian="bold" fo:font-size="11pt" style:font-size-asian="11pt" style:font-size-complex="11pt"/>
    </style:style>
    <style:style style:name="TableCell24" style:family="table-cell">
      <style:table-cell-properties fo:border="none" style:writing-mode="lr-tb" style:vertical-align="bottom" fo:padding-top="0in" fo:padding-left="0.0069in" fo:padding-bottom="0in" fo:padding-right="0.0069in"/>
    </style:style>
    <style:style style:name="P25" style:parent-style-name="Cabeçalho" style:family="paragraph">
      <style:paragraph-properties fo:text-align="end"/>
      <style:text-properties style:font-name="Verdana" style:font-name-complex="Verdana" fo:font-size="9pt" style:font-size-asian="9pt" style:font-size-complex="9pt"/>
    </style:style>
    <style:style style:name="TableCell26" style:family="table-cell">
      <style:table-cell-properties fo:border="none" style:writing-mode="lr-tb" style:vertical-align="bottom" fo:padding-top="0in" fo:padding-left="0.0069in" fo:padding-bottom="0in" fo:padding-right="0.0069in"/>
    </style:style>
    <style:style style:name="P27" style:parent-style-name="Cabeçalho" style:family="paragraph">
      <style:paragraph-properties fo:text-align="end"/>
    </style:style>
    <style:style style:name="T28" style:parent-style-name="Númerodepágina" style:family="text">
      <style:text-properties style:font-name="Verdana" style:font-name-complex="Verdana" fo:font-size="10pt" style:font-size-asian="10pt" style:font-size-complex="10pt"/>
    </style:style>
    <style:style style:name="T29" style:parent-style-name="Númerodepágina" style:family="text">
      <style:text-properties style:font-name="Verdana" style:font-name-complex="Verdana" fo:font-size="10pt" style:font-size-asian="10pt" style:font-size-complex="10pt"/>
    </style:style>
    <style:style style:name="T30" style:parent-style-name="Númerodepágina" style:family="text">
      <style:text-properties style:font-name="Verdana" style:font-name-complex="Verdana" fo:font-size="10pt" style:font-size-asian="10pt" style:font-size-complex="10pt"/>
    </style:style>
    <style:style style:name="TableRow31" style:family="table-row">
      <style:table-row-properties style:use-optimal-row-height="false" fo:keep-together="always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Cabeçalho" style:family="paragraph">
      <style:paragraph-properties fo:text-align="end"/>
      <style:text-properties style:font-name="Verdana" style:font-name-complex="Verdana" fo:font-size="9pt" style:font-size-asian="9pt" style:font-size-complex="9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Cabeçalho" style:family="paragraph">
      <style:paragraph-properties fo:text-align="end"/>
    </style:style>
    <style:style style:name="T36" style:parent-style-name="Númerodepágina" style:family="text">
      <style:text-properties style:font-name="Verdana" style:font-name-complex="Verdana" fo:font-size="9pt" style:font-size-asian="9pt" style:font-size-complex="9pt"/>
    </style:style>
    <style:style style:name="TableRow37" style:family="table-row">
      <style:table-row-properties style:use-optimal-row-height="false" fo:keep-together="always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Cabeçalho" style:family="paragraph">
      <style:paragraph-properties fo:text-align="end"/>
      <style:text-properties style:font-name="Verdana" style:font-name-complex="Verdana" fo:font-size="9pt" style:font-size-asian="9pt" style:font-size-complex="9pt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Cabeçalho" style:family="paragraph">
      <style:paragraph-properties fo:text-align="end"/>
    </style:style>
    <style:style style:name="T42" style:parent-style-name="Númerodepágina" style:family="text">
      <style:text-properties style:font-name="Verdana" style:font-name-complex="Verdana" fo:font-size="9pt" style:font-size-asian="9pt" style:font-size-complex="9pt"/>
    </style:style>
    <style:style style:name="P43" style:parent-style-name="Standarduser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justify" fo:line-height="150%"/>
      <style:text-properties style:font-name="Verdana" style:font-name-complex="Verdana" fo:font-weight="bold" style:font-weight-asian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#ffffff" style:wrap="run-through" style:run-through="background" draw:opacity="0%" fo:clip="rect(-0.00079in, 0.11811in, -0.00079in, 0.10551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z-index="251659264" draw:style-name="a0" draw:name="Figura1" text:anchor-type="paragraph" svg:x="-0.3in" svg:y="-0.23661in" svg:width="1.71535in" svg:height="0.49921in" style:rel-width="scale" style:rel-height="scale"><draw:image xlink:href="media/image1.jpg" xlink:type="simple" xlink:show="embed" xlink:actuate="onLoad"/><svg:title/><svg:desc/></draw:frame></text:span></text:p>
            </table:table-cell>
            <table:table-cell table:style-name="TableCell13" table:number-columns-spanned="2">
              <text:p text:style-name="P14">REGIMENTO INTERNO</text:p>
              <text:p text:style-name="P15"/>
            </table:table-cell>
            <table:covered-table-cell/>
            <table:table-cell table:style-name="TableCell16" table:number-columns-spanned="2">
              <text:p text:style-name="P17"/>
            </table:table-cell>
            <table:covered-table-cell/>
            <table:table-cell table:style-name="TableCell18">
              <text:p text:style-name="P19"/>
            </table:table-cell>
          </table:table-row>
          <table:table-row table:style-name="TableRow20">
            <table:table-cell table:style-name="TableCell21" table:number-columns-spanned="2" table:number-rows-spanned="3">
              <text:p text:style-name="P22"/>
              <text:p text:style-name="P23">Comissão de<text:s/>Ética de Enfermagem (CEEn)</text:p>
            </table:table-cell>
            <table:covered-table-cell/>
            <table:table-cell table:style-name="TableCell24" table:number-columns-spanned="2">
              <text:p text:style-name="P25">Páginas:</text:p>
            </table:table-cell>
            <table:covered-table-cell/>
            <table:table-cell table:style-name="TableCell26" table:number-columns-spanned="2">
              <text:p text:style-name="P27"><text:span text:style-name="T28"><text:page-number text:fixed="false">10</text:page-number></text:span><text:span text:style-name="T29">/</text:span><text:span text:style-name="T30"><text:page-count style:num-format="1">10</text:page-count></text:span></text:p>
            </table:table-cell>
            <table:covered-table-cell/>
          </table:table-row>
          <table:table-row table:style-name="TableRow31">
            <table:covered-table-cell>
              <text:p text:style-name="Normal"/>
            </table:covered-table-cell>
            <table:covered-table-cell/>
            <table:table-cell table:style-name="TableCell32" table:number-columns-spanned="2">
              <text:p text:style-name="P33">Código de acesso:</text:p>
            </table:table-cell>
            <table:covered-table-cell/>
            <table:table-cell table:style-name="TableCell34" table:number-columns-spanned="2">
              <text:p text:style-name="P35"><text:span text:style-name="T36">XXX XXX 001</text:span></text:p>
            </table:table-cell>
            <table:covered-table-cell/>
          </table:table-row>
          <table:table-row table:style-name="TableRow37">
            <table:covered-table-cell>
              <text:p text:style-name="Normal"/>
            </table:covered-table-cell>
            <table:covered-table-cell/>
            <table:table-cell table:style-name="TableCell38" table:number-columns-spanned="2">
              <text:p text:style-name="P39">Versão:</text:p>
            </table:table-cell>
            <table:covered-table-cell/>
            <table:table-cell table:style-name="TableCell40" table:number-columns-spanned="2">
              <text:p text:style-name="P41"><text:span text:style-name="T42">00</text:span></text:p>
            </table:table-cell>
            <table:covered-table-cell/>
          </table:table-row>
        </table:table>
        <text:p text:style-name="P4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a Luiza Salum</meta:initial-creator>
    <dc:creator>Maria</dc:creator>
    <meta:creation-date>2021-07-23T20:10:00Z</meta:creation-date>
    <dc:date>2021-07-23T20:10:00Z</dc:date>
    <meta:print-date>1995-11-21T17:41:00Z</meta:print-date>
    <meta:template xlink:href="Normal" xlink:type="simple"/>
    <meta:editing-cycles>2</meta:editing-cycles>
    <meta:editing-duration>PT60S</meta:editing-duration>
    <meta:document-statistic meta:page-count="10" meta:paragraph-count="38" meta:word-count="3034" meta:character-count="19384" meta:row-count="136" meta:non-whitespace-character-count="16388"/>
  </office:meta>
</office:document-meta>
</file>